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Component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Component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eaComponent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eaComponent.setTargetImage( String target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Component.getTar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Component.getA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Component.getSh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Component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eaComponent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Component.get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Component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Component.getCo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